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9d9" officeooo:paragraph-rsid="0003c9d9"/>
    </style:style>
    <style:style style:name="P2" style:family="paragraph" style:parent-style-name="Standard">
      <style:text-properties officeooo:rsid="00053c4e" officeooo:paragraph-rsid="00053c4e"/>
    </style:style>
    <style:style style:name="P3" style:family="paragraph" style:parent-style-name="Standard">
      <style:text-properties officeooo:rsid="0006c755" officeooo:paragraph-rsid="0006c7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KHRA professionnelle taining organise des privates training à domicile pour l’apprentissage et les renforcements de capacités en anglais et en informatique. </text:p>
      <text:p text:style-name="P1">Vous êtes jeunes, étudiant ou fonctionnaire ;et que vous n’avez pas le temps d’aller dans un centre des langues pour apprendre l’anglais ou l’informatique, vous êtes dans le bon endroit. Les cours seront organisés selon votre emploi du temps et chez vous à domicile et que vous n’avez pas besoin de se délasser.</text:p>
      <text:p text:style-name="P1">Vous êtes <text:s/>intéressé, passionnez par l’anglais et informatique. Contacter nous sur les numéros suivants :</text:p>
      <text:p text:style-name="P1">66080581 ou 99080581</text:p>
      <text:p text:style-name="P2">veuillez remplir le formulaire ci-dessous en fournissant les formations necessaires.</text:p>
      <text:p text:style-name="P2"/>
      <text:p text:style-name="P2"/>
      <text:p text:style-name="P2"/>
      <text:p text:style-name="P2"/>
      <text:p text:style-name="P3">Je suis venu avec un retar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1T12:53:21.659454839</meta:creation-date>
    <dc:date>2021-11-09T09:59:43.863944136</dc:date>
    <meta:editing-duration>PT2M17S</meta:editing-duration>
    <meta:editing-cycles>2</meta:editing-cycles>
    <meta:generator>LibreOffice/6.4.7.2$Linux_X86_64 LibreOffice_project/40$Build-2</meta:generator>
    <meta:document-statistic meta:table-count="0" meta:image-count="0" meta:object-count="0" meta:page-count="1" meta:paragraph-count="6" meta:word-count="108" meta:character-count="705" meta:non-whitespace-character-count="601"/>
  </office:meta>
</office:document-meta>
</file>